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VentajasVSDesventajas" style:family="table">
      <style:table-properties style:width="17cm" table:align="margins" fo:background-color="transparent">
        <style:background-image/>
      </style:table-properties>
    </style:style>
    <style:style style:name="VentajasVSDesventajas.A" style:family="table-column">
      <style:table-column-properties style:column-width="8.5cm" style:rel-column-width="32767*"/>
    </style:style>
    <style:style style:name="VentajasVSDesventajas.B" style:family="table-column">
      <style:table-column-properties style:column-width="8.5cm" style:rel-column-width="32768*"/>
    </style:style>
    <style:style style:name="VentajasVSDesventajas.1" style:family="table-row">
      <style:table-row-properties fo:background-color="transparent">
        <style:background-image/>
      </style:table-row-properties>
    </style:style>
    <style:style style:name="VentajasVSDesventajas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VentajasVSDesventajas.B1" style:family="table-cell">
      <style:table-cell-properties fo:padding="0.049cm" fo:border="0.05pt solid #000000" style:writing-mode="page"/>
    </style:style>
    <style:style style:name="VentajasVSDesventajas.2" style:family="table-row">
      <style:table-row-properties style:min-row-height="0.487cm"/>
    </style:style>
    <style:style style:name="VentajasVSDesventajas.A2" style:family="table-cell">
      <style:table-cell-properties style:writing-mode="page"/>
    </style:style>
    <style:style style:name="VentajasVSDesventajas.B2" style:family="table-cell">
      <style:table-cell-properties style:writing-mode="page"/>
    </style:style>
    <style:style style:name="VentajasVSDesventajas.A3" style:family="table-cell">
      <style:table-cell-properties style:writing-mode="page"/>
    </style:style>
    <style:style style:name="VentajasVSDesventajas.B3" style:family="table-cell">
      <style:table-cell-properties style:writing-mode="page"/>
    </style:style>
    <style:style style:name="VentajasVSDesventajas.A4" style:family="table-cell">
      <style:table-cell-properties style:writing-mode="page"/>
    </style:style>
    <style:style style:name="VentajasVSDesventajas.B4" style:family="table-cell">
      <style:table-cell-properties style:writing-mode="page"/>
    </style:style>
    <style:style style:name="VentajasVSDesventajas.A5" style:family="table-cell">
      <style:table-cell-properties style:writing-mode="page"/>
    </style:style>
    <style:style style:name="VentajasVSDesventajas.B5" style:family="table-cell">
      <style:table-cell-properties style:writing-mode="page"/>
    </style:style>
    <style:style style:name="VentajasVSDesventajas.A6" style:family="table-cell">
      <style:table-cell-properties fo:padding="0cm" fo:border="none" style:writing-mode="page"/>
    </style:style>
    <style:style style:name="VentajasVSDesventajas.A8" style:family="table-cell">
      <style:table-cell-properties style:writing-mode="page"/>
    </style:style>
    <style:style style:name="VentajasVSDesventajas.B8" style:family="table-cell">
      <style:table-cell-properties style:writing-mode="page"/>
    </style:style>
    <style:style style:name="P1" style:family="paragraph" style:parent-style-name="Standard">
      <style:text-properties officeooo:paragraph-rsid="0029553b"/>
    </style:style>
    <style:style style:name="P2" style:family="paragraph" style:parent-style-name="Standard">
      <style:text-properties style:font-name="sans-serif" fo:font-size="12pt" officeooo:rsid="0029a90d" officeooo:paragraph-rsid="0029a90d" style:font-size-asian="12pt" style:font-size-complex="12pt"/>
    </style:style>
    <style:style style:name="P3" style:family="paragraph" style:parent-style-name="Standard">
      <style:text-properties style:font-name="sans-serif" fo:font-size="12pt" officeooo:rsid="001f55cc" officeooo:paragraph-rsid="000a30f2" style:font-size-asian="12pt" style:font-size-complex="12pt"/>
    </style:style>
    <style:style style:name="P4" style:family="paragraph" style:parent-style-name="Standard">
      <style:text-properties officeooo:paragraph-rsid="002a2f0f"/>
    </style:style>
    <style:style style:name="P5" style:family="paragraph" style:parent-style-name="Standard">
      <style:text-properties officeooo:paragraph-rsid="000a30f2"/>
    </style:style>
    <style:style style:name="P6" style:family="paragraph" style:parent-style-name="Table_20_Contents">
      <style:text-properties officeooo:rsid="0058b402" officeooo:paragraph-rsid="0058b402"/>
    </style:style>
    <style:style style:name="P7" style:family="paragraph" style:parent-style-name="Table_20_Contents">
      <style:paragraph-properties fo:text-align="center" style:justify-single-word="false"/>
      <style:text-properties officeooo:rsid="0058b402" officeooo:paragraph-rsid="0058b402"/>
    </style:style>
    <style:style style:name="P8" style:family="paragraph" style:parent-style-name="Text_20_body">
      <style:text-properties officeooo:rsid="0054e420" officeooo:paragraph-rsid="0054e420"/>
    </style:style>
    <style:style style:name="P9" style:family="paragraph" style:parent-style-name="Text_20_body">
      <style:text-properties officeooo:paragraph-rsid="00573ba6"/>
    </style:style>
    <style:style style:name="P10" style:family="paragraph" style:parent-style-name="Text_20_body">
      <style:text-properties officeooo:rsid="005b03e0" officeooo:paragraph-rsid="005b03e0"/>
    </style:style>
    <style:style style:name="P11" style:family="paragraph" style:parent-style-name="Text_20_body">
      <style:text-properties officeooo:paragraph-rsid="005b03e0"/>
    </style:style>
    <style:style style:name="P12" style:family="paragraph" style:parent-style-name="Text_20_body">
      <style:text-properties officeooo:paragraph-rsid="005e71f1"/>
    </style:style>
    <style:style style:name="P13" style:family="paragraph" style:parent-style-name="Text_20_body">
      <style:paragraph-properties fo:margin-left="1.251cm" fo:margin-right="0cm" fo:text-indent="0cm" style:auto-text-indent="false"/>
    </style:style>
    <style:style style:name="P14" style:family="paragraph" style:parent-style-name="Heading_20_1">
      <style:text-properties officeooo:paragraph-rsid="00573ba6"/>
    </style:style>
    <style:style style:name="P15" style:family="paragraph" style:parent-style-name="Heading_20_1">
      <style:text-properties officeooo:paragraph-rsid="005b03e0"/>
    </style:style>
    <style:style style:name="P16" style:family="paragraph" style:parent-style-name="Heading_20_2">
      <style:text-properties officeooo:rsid="005b03e0" officeooo:paragraph-rsid="005b03e0"/>
    </style:style>
    <style:style style:name="P17" style:family="paragraph" style:parent-style-name="Heading_20_3">
      <style:text-properties officeooo:paragraph-rsid="0054e420"/>
    </style:style>
    <style:style style:name="P18" style:family="paragraph" style:parent-style-name="Heading_20_3">
      <style:paragraph-properties>
        <style:tab-stops>
          <style:tab-stop style:position="0cm"/>
          <style:tab-stop style:position="1.914cm"/>
        </style:tab-stops>
      </style:paragraph-properties>
    </style:style>
    <style:style style:name="P19" style:family="paragraph" style:parent-style-name="Table_20_Contents" style:list-style-name="L7"/>
    <style:style style:name="P20" style:family="paragraph" style:parent-style-name="Table_20_Contents" style:list-style-name="L7">
      <style:text-properties officeooo:rsid="0058b402" officeooo:paragraph-rsid="0058b402"/>
    </style:style>
    <style:style style:name="P21" style:family="paragraph" style:parent-style-name="Text_20_body" style:list-style-name="L1">
      <style:text-properties officeooo:paragraph-rsid="00504479"/>
    </style:style>
    <style:style style:name="P22" style:family="paragraph" style:parent-style-name="Text_20_body" style:list-style-name="L1">
      <style:text-properties officeooo:rsid="00504479" officeooo:paragraph-rsid="00504479"/>
    </style:style>
    <style:style style:name="P23" style:family="paragraph" style:parent-style-name="Text_20_body" style:list-style-name="L1">
      <style:text-properties officeooo:rsid="00509ac5" officeooo:paragraph-rsid="00509ac5"/>
    </style:style>
    <style:style style:name="P24" style:family="paragraph" style:parent-style-name="Text_20_body" style:list-style-name="L2">
      <style:text-properties officeooo:rsid="00509ac5" officeooo:paragraph-rsid="00509ac5"/>
    </style:style>
    <style:style style:name="P25" style:family="paragraph" style:parent-style-name="Text_20_body" style:list-style-name="L2">
      <style:text-properties officeooo:paragraph-rsid="00534c63"/>
    </style:style>
    <style:style style:name="P26" style:family="paragraph" style:parent-style-name="Text_20_body" style:list-style-name="L2">
      <style:text-properties officeooo:rsid="00534c63" officeooo:paragraph-rsid="00534c63"/>
    </style:style>
    <style:style style:name="P27" style:family="paragraph" style:parent-style-name="Text_20_body" style:list-style-name="L3">
      <style:paragraph-properties fo:text-align="start" style:justify-single-word="false"/>
      <style:text-properties officeooo:rsid="00534c63" officeooo:paragraph-rsid="00534c63"/>
    </style:style>
    <style:style style:name="P28" style:family="paragraph" style:parent-style-name="Text_20_body" style:list-style-name="L4"/>
    <style:style style:name="P29" style:family="paragraph" style:parent-style-name="Text_20_body" style:list-style-name="L4">
      <style:text-properties officeooo:rsid="0054e420" officeooo:paragraph-rsid="0054e420"/>
    </style:style>
    <style:style style:name="P30" style:family="paragraph" style:parent-style-name="Text_20_body" style:list-style-name="L5">
      <style:text-properties officeooo:rsid="00567517" officeooo:paragraph-rsid="00567517"/>
    </style:style>
    <style:style style:name="P31" style:family="paragraph" style:parent-style-name="Text_20_body" style:list-style-name="L6"/>
    <style:style style:name="P32" style:family="paragraph" style:parent-style-name="Text_20_body" style:list-style-name="L8">
      <style:text-properties officeooo:rsid="00595271" officeooo:paragraph-rsid="00595271"/>
    </style:style>
    <style:style style:name="P33" style:family="paragraph" style:parent-style-name="Text_20_body" style:list-style-name="L9">
      <style:text-properties officeooo:rsid="005b03e0" officeooo:paragraph-rsid="005b03e0"/>
    </style:style>
    <style:style style:name="P34" style:family="paragraph" style:parent-style-name="Text_20_body" style:list-style-name="L10">
      <style:text-properties officeooo:rsid="005b03e0" officeooo:paragraph-rsid="005b03e0"/>
    </style:style>
    <style:style style:name="P35" style:family="paragraph" style:parent-style-name="Text_20_body" style:list-style-name="L11">
      <style:text-properties officeooo:rsid="005b03e0" officeooo:paragraph-rsid="005b03e0"/>
    </style:style>
    <style:style style:name="P36" style:family="paragraph" style:parent-style-name="Text_20_body" style:list-style-name="L11">
      <style:text-properties officeooo:paragraph-rsid="005b03e0"/>
    </style:style>
    <style:style style:name="P37" style:family="paragraph" style:parent-style-name="Text_20_body" style:list-style-name="L11">
      <style:text-properties fo:font-weight="bold" officeooo:rsid="005b03e0" officeooo:paragraph-rsid="005b03e0" style:font-weight-asian="bold" style:font-weight-complex="bold"/>
    </style:style>
    <style:style style:name="P38" style:family="paragraph" style:parent-style-name="Text_20_body" style:list-style-name="L12">
      <style:text-properties officeooo:rsid="005c782b" officeooo:paragraph-rsid="005c782b"/>
    </style:style>
    <style:style style:name="P39" style:family="paragraph" style:parent-style-name="Text_20_body" style:list-style-name="L13"/>
    <style:style style:name="P40" style:family="paragraph" style:parent-style-name="Text_20_body" style:list-style-name="L14">
      <style:text-properties officeooo:rsid="005e1fc0" officeooo:paragraph-rsid="005e1fc0"/>
    </style:style>
    <style:style style:name="P41" style:family="paragraph" style:parent-style-name="Text_20_body" style:list-style-name="L15"/>
    <style:style style:name="T1" style:family="text">
      <style:text-properties style:font-name="sans-serif" fo:font-size="12pt" style:font-size-asian="12pt" style:font-size-complex="12pt"/>
    </style:style>
    <style:style style:name="T2" style:family="text">
      <style:text-properties style:font-name="sans-serif" fo:font-size="12pt" officeooo:rsid="002a1b81" style:font-size-asian="12pt" style:font-size-complex="12pt"/>
    </style:style>
    <style:style style:name="T3" style:family="text">
      <style:text-properties style:font-name="sans-serif" fo:font-size="12pt" officeooo:rsid="004fd7c6" style:font-size-asian="12pt" style:font-size-complex="12pt"/>
    </style:style>
    <style:style style:name="T4" style:family="text">
      <style:text-properties style:font-name="sans-serif" fo:font-size="12pt" officeooo:rsid="00118826" style:font-size-asian="12pt" style:font-size-complex="12pt"/>
    </style:style>
    <style:style style:name="T5" style:family="text">
      <style:text-properties style:font-name="sans-serif" fo:font-size="12pt" officeooo:rsid="0029553b" style:font-size-asian="12pt" style:font-size-complex="12pt"/>
    </style:style>
    <style:style style:name="T6" style:family="text">
      <style:text-properties style:font-name="sans-serif" fo:font-size="12pt" officeooo:rsid="001f55cc" style:font-size-asian="12pt" style:font-size-complex="12pt"/>
    </style:style>
    <style:style style:name="T7" style:family="text">
      <style:text-properties style:font-name="sans-serif" fo:font-size="12pt" officeooo:rsid="002a2f0f" style:font-size-asian="12pt" style:font-size-complex="12pt"/>
    </style:style>
    <style:style style:name="T8" style:family="text">
      <style:text-properties style:font-name="sans-serif" fo:font-size="12pt" officeooo:rsid="00504479" style:font-size-asian="12pt" style:font-size-complex="12pt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officeooo:rsid="00567517"/>
    </style:style>
    <style:style style:name="T11" style:family="text">
      <style:text-properties style:text-underline-style="solid" style:text-underline-width="auto" style:text-underline-color="font-color" officeooo:rsid="00573ba6"/>
    </style:style>
    <style:style style:name="T12" style:family="text">
      <style:text-properties style:text-underline-style="solid" style:text-underline-width="auto" style:text-underline-color="font-color" officeooo:rsid="0058b402"/>
    </style:style>
    <style:style style:name="T13" style:family="text">
      <style:text-properties style:font-name="Liberation Sans" fo:font-size="16.1000003814697pt" fo:font-weight="bold" officeooo:rsid="00534c63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4" style:family="text">
      <style:text-properties officeooo:rsid="004fd7c6"/>
    </style:style>
    <style:style style:name="T15" style:family="text">
      <style:text-properties officeooo:rsid="00504479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bold" officeooo:rsid="0054e420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573ba6" style:font-style-asian="italic" style:font-weight-asian="bold" style:font-style-complex="italic" style:font-weight-complex="bold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fo:font-weight="normal" officeooo:rsid="0054e420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573ba6" style:font-style-asian="italic" style:font-weight-asian="normal" style:font-style-complex="italic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5b03e0" style:font-weight-asian="bold" style:font-weight-complex="bold"/>
    </style:style>
    <style:style style:name="T24" style:family="text">
      <style:text-properties officeooo:rsid="00509ac5"/>
    </style:style>
    <style:style style:name="T25" style:family="text">
      <style:text-properties officeooo:rsid="00515404"/>
    </style:style>
    <style:style style:name="T26" style:family="text">
      <style:text-properties officeooo:rsid="00534c63"/>
    </style:style>
    <style:style style:name="T27" style:family="text">
      <style:text-properties style:text-line-through-style="none" style:text-line-through-type="none"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officeooo:rsid="0054e420"/>
    </style:style>
    <style:style style:name="T29" style:family="text">
      <style:text-properties officeooo:rsid="00567517"/>
    </style:style>
    <style:style style:name="T30" style:family="text">
      <style:text-properties officeooo:rsid="00573ba6"/>
    </style:style>
    <style:style style:name="T31" style:family="text">
      <style:text-properties officeooo:rsid="0058b402"/>
    </style:style>
    <style:style style:name="T32" style:family="text">
      <style:text-properties officeooo:rsid="00595271"/>
    </style:style>
    <style:style style:name="T33" style:family="text">
      <style:text-properties officeooo:rsid="005b03e0"/>
    </style:style>
    <style:style style:name="T34" style:family="text">
      <style:text-properties officeooo:rsid="005c782b"/>
    </style:style>
    <style:style style:name="T35" style:family="text">
      <style:text-properties officeooo:rsid="005e1fc0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2cm" fo:text-indent="-0.635cm" fo:margin-left="1.3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h text:style-name="Heading_20_1" text:outline-level="1">1.Introducción: <text:span text:style-name="T15">La marca implica procesamiento</text:span></text:h>
      <text:p text:style-name="Text_20_body">Una <text:span text:style-name="T16">marca</text:span> es una <text:span text:style-name="T19">señal</text:span> que delimita un fragmento de texto para realizar algún</text:p>
      <text:p text:style-name="Text_20_body"><text:span text:style-name="T9">procesamiento</text:span> sobre ese texto.</text:p>
      <text:h text:style-name="Heading_20_2" text:outline-level="2">1.1 Anatomía de una marca: <text:span text:style-name="T15">Etiquetas, atributos y los valores</text:span></text:h>
      <text:list xml:id="list1102169695" text:style-name="L1">
        <text:list-item>
          <text:p text:style-name="P22">Las marcas están formadas por una palabra o algún código nemotécnico que describen su función</text:p>
        </text:list-item>
        <text:list-item>
          <text:p text:style-name="P21"><text:span text:style-name="T15">Los atributos de la</text:span><text:span text:style-name="T24">s</text:span><text:span text:style-name="T15"> etiquetas se emplean para añadir alguna propiedad o característica al elemento de la marca. Siempre se añade en la etiqueta de inicio y el valor de la propiedad se encierra entre comillas y se separa del atributo con un símbolo “=”.</text:span></text:p>
        </text:list-item>
        <text:list-item>
          <text:p text:style-name="P23">Elemento VACÍO: Marca solo de apertura e incluye donde el símbolo “/” antes del símbolo “&gt;” </text:p>
        </text:list-item>
      </text:list>
      <text:h text:style-name="Heading_20_2" text:outline-level="2">1.2 Los <text:span text:style-name="T13">LM </text:span>en un entorno web: <text:span text:style-name="T26">AGENTE DE USUARIO</text:span></text:h>
      <text:p text:style-name="Text_20_body"/>
      <text:list xml:id="list616470334" text:style-name="L2">
        <text:list-item>
          <text:p text:style-name="P24">Un LM <text:s/>NO es un lenguaje de programación, <text:span text:style-name="T25">pero si se puede combinar con ellos (JS o/y PHP)</text:span></text:p>
        </text:list-item>
        <text:list-item>
          <text:p text:style-name="P26">El destinatario de la información del documento puede ser una persona, un dispositivo ó una aplicación.</text:p>
        </text:list-item>
        <text:list-item>
          <text:p text:style-name="P25">Un <text:span text:style-name="T9">agente de usuario </text:span>es una <text:span text:style-name="T27">aplicación</text:span> que actúa como cliente realizando solicitudes a un servidor en un protocolo de red y encargándose de interpretar la respuesta recibida</text:p>
        </text:list-item>
      </text:list>
      <text:h text:style-name="Heading_20_2" text:outline-level="2">1.3 Evolución histórica de los LM</text:h>
      <text:list xml:id="list2546255950" text:style-name="L3">
        <text:list-item>
          <text:p text:style-name="P27">Años 60 – Problema de compatibilidad entre aplicaciones de publicación y manejo de documentos electrónicos: cada app tenia sus propias marcas.</text:p>
          <text:p text:style-name="P27"/>
        </text:list-item>
      </text:list>
      <text:h text:style-name="Heading_20_3" text:outline-level="3">1.3.1 El origen: GML <text:span text:style-name="T28">(</text:span><text:span text:style-name="T17">G</text:span><text:span text:style-name="T20">eneralized </text:span><text:span text:style-name="T17">M</text:span><text:span text:style-name="T20">arkup </text:span><text:span text:style-name="T17">L</text:span><text:span text:style-name="T20">anguage</text:span><text:span text:style-name="T28">)</text:span></text:h>
      <text:p text:style-name="P8">IBM</text:p>
      <text:h text:style-name="P17" text:outline-level="3">1.3.2 La estandarización: SGML <text:span text:style-name="T28">(</text:span><text:span text:style-name="T17">S</text:span><text:span text:style-name="T20">tandard</text:span><text:span text:style-name="T28"> </text:span><text:span text:style-name="T17">G</text:span><text:span text:style-name="T20">eneralized </text:span><text:span text:style-name="T17">M</text:span><text:span text:style-name="T20">arkup </text:span><text:span text:style-name="T17">L</text:span><text:span text:style-name="T20">anguage</text:span><text:span text:style-name="T28">)</text:span></text:h>
      <text:list xml:id="list4165583001" text:style-name="L4">
        <text:list-item>
          <text:p text:style-name="P29">1986 GML pasó a manos de ISO: ISO 8879 ó SGML</text:p>
        </text:list-item>
        <text:list-item>
          <text:p text:style-name="P29">Aparece el DTD</text:p>
        </text:list-item>
        <text:list-item>
          <text:p text:style-name="P28"><text:soft-page-break/>Es un METALENGUAJE</text:p>
        </text:list-item>
      </text:list>
      <text:h text:style-name="Heading_20_3" text:outline-level="3">1.3.3 La popularización: HTML</text:h>
      <text:list xml:id="list3990167956" text:style-name="L5">
        <text:list-item>
          <text:p text:style-name="P30">Los editores WYSIWYG, que almacenaban los documentos en formatos binarios propietarios, relegaría a SGML, a usos profesionales o industriales, pero el 1991, Sir Tim Berners-Lee utilizó la sintaxis SGML para crear HTML. Su marcado era sencillo , flexible y <text:s/>escalable. Este lenguaje, junto al empleo de URLs y la distribución libre de navegadores fue el éxito de la WWW.</text:p>
        </text:list-item>
      </text:list>
      <text:h text:style-name="Heading_20_3" text:outline-level="3">1.3.4 La madurez: XML <text:span text:style-name="T30">(</text:span><text:span text:style-name="T21">e</text:span><text:span text:style-name="T18">X</text:span><text:span text:style-name="T21">tensible </text:span><text:span text:style-name="T18">M</text:span><text:span text:style-name="T21">arkup </text:span><text:span text:style-name="T18">L</text:span><text:span text:style-name="T21">anguage)</text:span></text:h>
      <text:list xml:id="list4247299240" text:style-name="L6">
        <text:list-item>
          <text:p text:style-name="P31"><text:span text:style-name="T30">Es la</text:span><text:span text:style-name="T29"> solución a los problemas de HTML: es un </text:span><text:span text:style-name="T10">metalenguaje</text:span><text:span text:style-name="T29"> que permite crear etiquetas </text:span>adaptadas a las necesidades (de ahí lo de «extensible»). El estándar define cómo pueden ser esas etiquetas y qué se puede hacer con ellas. Es además especialmente estricto en cuanto a lo que está permitido y lo que no, todo documento debe cumplir dos condiciones: <text:span text:style-name="T9">ser válido y estar bien formado</text:span>.</text:p>
          <text:p text:style-name="P31"/>
        </text:list-item>
      </text:list>
      <text:h text:style-name="P14" text:outline-level="1">1.4 Características generales de los LM</text:h>
      <text:h text:style-name="Heading_20_3" text:outline-level="3">1.4.1 Texto plano: <text:span text:style-name="T11">INDEPENDENCIA</text:span><text:span text:style-name="T30"> del sistema</text:span></text:h>
      <text:h text:style-name="Heading_20_3" text:outline-level="3">1.4.2 Compactibilidad: <text:span text:style-name="T11">MEZCLA</text:span><text:span text:style-name="T30"> de contenido y etiquetas</text:span></text:h>
      <text:h text:style-name="P18" text:outline-level="3">1.4.3 Independencia del dispositivo final: <text:span text:style-name="T12">INTREPRETACIÓN</text:span><text:span text:style-name="T31"> según el dispositivo</text:span></text:h>
      <text:h text:style-name="Heading_20_3" text:outline-level="3">1.4.4 Especialización: <text:span text:style-name="T31">Distintas AREAS</text:span></text:h>
      <text:h text:style-name="Heading_20_3" text:outline-level="3">1.4.5 Flexibilidad: <text:span text:style-name="T31">COMBINACIÓN con diferentes lenguajes</text:span></text:h>
      <text:p text:style-name="Text_20_body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Heading_20_1" text:outline-level="1"><text:soft-page-break/>1.5 Ventajas y desventajas de los L<text:span text:style-name="T14">M</text:span></text:h>
      <table:table table:name="VentajasVSDesventajas" table:style-name="VentajasVSDesventajas">
        <table:table-column table:style-name="VentajasVSDesventajas.A"/>
        <table:table-column table:style-name="VentajasVSDesventajas.B"/>
        <table:table-row table:style-name="VentajasVSDesventajas.1">
          <table:table-cell table:style-name="VentajasVSDesventajas.A1" office:value-type="string">
            <text:p text:style-name="P7">VENTAJAS</text:p>
          </table:table-cell>
          <table:table-cell table:style-name="VentajasVSDesventajas.B1" office:value-type="string">
            <text:p text:style-name="P7">DESVENTAJAS</text:p>
          </table:table-cell>
        </table:table-row>
        <table:table-row table:style-name="VentajasVSDesventajas.2">
          <table:table-cell table:style-name="VentajasVSDesventajas.A4" office:value-type="string">
            <text:p text:style-name="P6"/>
            <text:list xml:id="list1817606346" text:style-name="L7">
              <text:list-item>
                <text:p text:style-name="P20">Sencillez</text:p>
              </text:list-item>
            </text:list>
          </table:table-cell>
          <table:table-cell table:style-name="VentajasVSDesventajas.B4" office:value-type="string">
            <text:p text:style-name="P6"/>
            <text:list xml:id="list64028202861266" text:continue-numbering="true" text:style-name="L7">
              <text:list-item>
                <text:p text:style-name="P20">Lenguaje ESTATICO</text:p>
              </text:list-item>
            </text:list>
          </table:table-cell>
        </table:table-row>
        <table:table-row table:style-name="VentajasVSDesventajas.2">
          <table:table-cell table:style-name="VentajasVSDesventajas.A5" office:value-type="string">
            <text:list xml:id="list64027769813033" text:continue-numbering="true" text:style-name="L7">
              <text:list-item>
                <text:p text:style-name="P20">Estructurado</text:p>
              </text:list-item>
            </text:list>
          </table:table-cell>
          <table:table-cell table:style-name="VentajasVSDesventajas.B5" office:value-type="string">
            <text:list xml:id="list64028780430635" text:continue-numbering="true" text:style-name="L7">
              <text:list-item>
                <text:p text:style-name="P20">Falta de HOMOGENEIDAD en la presentación</text:p>
              </text:list-item>
            </text:list>
          </table:table-cell>
        </table:table-row>
        <table:table-row table:style-name="VentajasVSDesventajas.2">
          <table:table-cell table:style-name="VentajasVSDesventajas.A4" office:value-type="string">
            <text:list xml:id="list64027346706038" text:continue-numbering="true" text:style-name="L7">
              <text:list-item>
                <text:p text:style-name="P20">Herramientas específicas</text:p>
              </text:list-item>
            </text:list>
          </table:table-cell>
          <table:table-cell table:style-name="VentajasVSDesventajas.B4" office:value-type="string">
            <text:list xml:id="list64027763068024" text:continue-numbering="true" text:style-name="L7">
              <text:list-item>
                <text:p text:style-name="P20">Información IRRELEVANTE</text:p>
              </text:list-item>
            </text:list>
          </table:table-cell>
        </table:table-row>
        <table:table-row table:style-name="VentajasVSDesventajas.2">
          <table:table-cell table:style-name="VentajasVSDesventajas.A5" office:value-type="string">
            <text:list xml:id="list64028397672862" text:continue-numbering="true" text:style-name="L7">
              <text:list-item>
                <text:p text:style-name="P20">Pocos recursos</text:p>
              </text:list-item>
            </text:list>
          </table:table-cell>
          <table:table-cell table:style-name="VentajasVSDesventajas.B5" office:value-type="string">
            <text:list xml:id="list64028541243277" text:continue-numbering="true" text:style-name="L7">
              <text:list-item>
                <text:p text:style-name="P20">Diseño LENTO</text:p>
              </text:list-item>
            </text:list>
          </table:table-cell>
        </table:table-row>
        <table:table-row table:style-name="VentajasVSDesventajas.2">
          <table:table-cell table:style-name="VentajasVSDesventajas.A6" office:value-type="string">
            <text:list xml:id="list64028058388980" text:continue-numbering="true" text:style-name="L7">
              <text:list-item>
                <text:p text:style-name="P20">Despliegue rápido</text:p>
              </text:list-item>
            </text:list>
          </table:table-cell>
          <table:table-cell table:style-name="VentajasVSDesventajas.A6" office:value-type="string">
            <text:list xml:id="list64027634159026" text:continue-numbering="true" text:style-name="L7">
              <text:list-item>
                <text:p text:style-name="P20">Etiquetas LIMITADAS</text:p>
              </text:list-item>
            </text:list>
          </table:table-cell>
        </table:table-row>
        <table:table-row table:style-name="VentajasVSDesventajas.2">
          <table:table-cell table:style-name="VentajasVSDesventajas.A6" office:value-type="string">
            <text:list xml:id="list64027418906628" text:continue-numbering="true" text:style-name="L7">
              <text:list-item>
                <text:p text:style-name="P20">Fácil aprendizaje</text:p>
              </text:list-item>
            </text:list>
          </table:table-cell>
          <table:table-cell table:style-name="VentajasVSDesventajas.A6" office:value-type="string">
            <text:list xml:id="list64028111977182" text:continue-numbering="true" text:style-name="L7">
              <text:list-header>
                <text:p text:style-name="P19"/>
              </text:list-header>
            </text:list>
          </table:table-cell>
        </table:table-row>
        <table:table-row table:style-name="VentajasVSDesventajas.2">
          <table:table-cell table:style-name="VentajasVSDesventajas.A8" office:value-type="string">
            <text:list xml:id="list64028092028423" text:continue-numbering="true" text:style-name="L7">
              <text:list-item>
                <text:p text:style-name="P20">Estándar</text:p>
              </text:list-item>
            </text:list>
          </table:table-cell>
          <table:table-cell table:style-name="VentajasVSDesventajas.B8" office:value-type="string">
            <text:list xml:id="list64027304657564" text:continue-numbering="true" text:style-name="L7">
              <text:list-header>
                <text:p text:style-name="P19"/>
              </text:list-header>
            </text:list>
          </table:table-cell>
        </table:table-row>
      </table:table>
      <text:p text:style-name="Text_20_body"/>
      <text:h text:style-name="Heading_20_1" text:outline-level="1">1.6 Clasificación de los LM</text:h>
      <text:p text:style-name="Text_20_body"/>
      <text:h text:style-name="Heading_20_2" text:outline-level="2">1.6.1 De presentación: <text:span text:style-name="T32">Formato del texto ó tipografía</text:span></text:h>
      <text:list xml:id="list2115913086" text:style-name="L8">
        <text:list-item>
          <text:p text:style-name="P32">RTX y TeX</text:p>
        </text:list-item>
      </text:list>
      <text:h text:style-name="Heading_20_2" text:outline-level="2">1.6.2 Descriptivo, estructural o semántico: <text:span text:style-name="T32">Partes de la estructura de un documento</text:span></text:h>
      <text:p text:style-name="Text_20_body"/>
      <text:p text:style-name="P13"/>
      <text:h text:style-name="Heading_20_2" text:outline-level="2">1.6.3 Híbrido: <text:span text:style-name="T33">HTML</text:span></text:h>
      <text:h text:style-name="Heading_20_1" text:outline-level="1">1.7 Ámbitos de aplicación</text:h>
      <text:section text:style-name="Sect1" text:name="Sección1">
        <text:list xml:id="list4241123325" text:style-name="L9">
          <text:list-item>
            <text:p text:style-name="P33">Desarrollo web</text:p>
          </text:list-item>
          <text:list-item>
            <text:p text:style-name="P33">Ambito científico</text:p>
          </text:list-item>
          <text:list-item>
            <text:p text:style-name="P33">Gráfico vectoriales</text:p>
          </text:list-item>
          <text:list-item>
            <text:p text:style-name="P33">Metainformación</text:p>
          </text:list-item>
          <text:list-item>
            <text:p text:style-name="P33">Bases de datos</text:p>
          </text:list-item>
          <text:list-item>
            <text:p text:style-name="P33">Intercambio de información </text:p>
          </text:list-item>
          <text:list-item>
            <text:p text:style-name="P33">Mensajería</text:p>
          </text:list-item>
        </text:list>
      </text:section>
      <text:h text:style-name="P15" text:outline-level="1"/>
      <text:p text:style-name="P11"/>
      <text:p text:style-name="P11"/>
      <text:p text:style-name="P11"/>
      <text:p text:style-name="P11"/>
      <text:h text:style-name="P15" text:outline-level="1"><text:soft-page-break/>2 Introducción a XML:</text:h>
      <text:h text:style-name="P16" text:outline-level="2">Simplificación y adaptación de SGML</text:h>
      <text:p text:style-name="P11"/>
      <text:p text:style-name="P10">Características:</text:p>
      <text:section text:style-name="Sect1" text:name="Sección2">
        <text:list xml:id="list1064990814" text:style-name="L10">
          <text:list-item>
            <text:p text:style-name="P34">Extensible</text:p>
          </text:list-item>
          <text:list-item>
            <text:p text:style-name="P34">Versátil</text:p>
          </text:list-item>
          <text:list-item>
            <text:p text:style-name="P34">Estructurado</text:p>
          </text:list-item>
          <text:list-item>
            <text:p text:style-name="P34">Validable</text:p>
          </text:list-item>
          <text:list-item>
            <text:p text:style-name="P34">Abierto</text:p>
          </text:list-item>
          <text:list-item>
            <text:p text:style-name="P34">Sencillo</text:p>
          </text:list-item>
        </text:list>
      </text:section>
      <text:h text:style-name="Heading_20_2" text:outline-level="2">2.1 Estructura de un documento XML:</text:h>
      <text:list xml:id="list687460850" text:style-name="L11">
        <text:list-item>
          <text:p text:style-name="P35"><text:span text:style-name="T22">PROLOGO</text:span>: </text:p>
          <text:list>
            <text:list-item>
              <text:p text:style-name="P37">Declaración XML</text:p>
            </text:list-item>
            <text:list-item>
              <text:p text:style-name="P35">Declaración de <text:span text:style-name="T9">tipo de documento</text:span></text:p>
            </text:list-item>
          </text:list>
        </text:list-item>
        <text:list-item>
          <text:p text:style-name="P36"><text:span text:style-name="T23">CUERPO</text:span><text:span text:style-name="T33">:</text:span></text:p>
        </text:list-item>
        <text:list-item>
          <text:p text:style-name="P37">EPÍLOGO (Instrucciones de procesamiento)</text:p>
        </text:list-item>
      </text:list>
      <text:h text:style-name="Heading_20_2" text:outline-level="2">2.2 Reglas sintácticas: <text:span text:style-name="T34">W3C</text:span></text:h>
      <text:list xml:id="list197915392" text:style-name="L12">
        <text:list-item>
          <text:p text:style-name="P38">Construcciones: el marcado y los datos de tipo carácter (todo lo demás):</text:p>
        </text:list-item>
        <text:list-item>
          <text:p text:style-name="P38">Sensitive Case</text:p>
        </text:list-item>
        <text:list-item>
          <text:p text:style-name="P38">Etiquetas de inicio y fin. Los nombre de las etiquetas no puede llevar espacios</text:p>
        </text:list-item>
        <text:list-item>
          <text:p text:style-name="P38">Etiqueta RAIZ: La 1ª etiqueta en abrir y la última en cerrarse.</text:p>
        </text:list-item>
        <text:list-item>
          <text:p text:style-name="P38">Todos los elementos deberán estar correctamente anidados</text:p>
        </text:list-item>
        <text:list-item>
          <text:p text:style-name="P38">Pueden tener atributos que deben ir entrecomillados. Son arbitrarios</text:p>
        </text:list-item>
      </text:list>
      <text:h text:style-name="Heading_20_2" text:outline-level="2">2.3 Documento XML bien formado</text:h>
      <text:p text:style-name="P13">Un procesador de documento XML es una aplicación software que lee un documento</text:p>
      <text:p text:style-name="P13">XML y realiza acciones sobre su contenido.</text:p>
      <text:h text:style-name="Heading_20_2" text:outline-level="2">2.4 Espacio de nombres</text:h>
      <text:list xml:id="list2728231193" text:style-name="L13">
        <text:list-item>
          <text:p text:style-name="P39">Proporcionar elementos y atributos con nombre único en un archivo XML.</text:p>
        </text:list-item>
      </text:list>
      <text:list xml:id="list3633982992" text:style-name="L14">
        <text:list-item>
          <text:p text:style-name="P40">Un archivo XML puedebcontener nombres de elementos o atributos procedentes de más de un vocabulario XML. Si a cada uno de estos vocabularios se le da un espacio de nombres, un ámbito semánticopropio, referenciado a una URI donde se listen los términos que incluye, se resuelve la ambigüedad existente entre elementos o atributos que se llamen igual. Los nombres de elementos dentro de cada espacio de nombres deben ser únicos.</text:p>
        </text:list-item>
      </text:list>
      <text:p text:style-name="Text_20_body"><text:soft-page-break/></text:p>
      <text:h text:style-name="Heading_20_1" text:outline-level="1">3.4 Organizaciones y estándares</text:h>
      <text:list xml:id="list304258309" text:style-name="L15">
        <text:list-item>
          <text:p text:style-name="P41">Normalización o estandarización es el proceso de especificación de normas que sirven de guía a fabricantes y desarrolladores para garantizar el correcto funcionamiento de elementos construidos de forma independiente.</text:p>
        </text:list-item>
        <text:list-item>
          <text:p text:style-name="P41">El World Wide Web Consortium (W3C) es una comunidad internacional que desarrolla<text:span text:style-name="T35">n </text:span>estándares que aseguran el crecimiento de la Web a largo plazo.</text:p>
        </text:list-item>
      </text:list>
      <text:h text:style-name="Heading_20_1" text:outline-level="1">Bibliografía</text:h>
      <text:p text:style-name="Text_20_body"><text:a xlink:type="simple" xlink:href="https://es.wikipedia.org/wiki/Espacio_de_nombres_XML" text:style-name="Internet_20_link" text:visited-style-name="Visited_20_Internet_20_Link">WIKIPEDIA, Espacio de nombres XML. [acceso septiembre 2020]. </text:a></text:p>
      <text:p text:style-name="Text_20_body"><text:a xlink:type="simple" xlink:href="https://es.wikipedia.org/wiki/Espacio_de_nombres_XML" text:style-name="Internet_20_link" text:visited-style-name="Visited_20_Internet_20_Link">WIKIPEDIA, Lenguaje de marcado. [acceso septiembre 2020].</text:a></text:p>
      <text:p text:style-name="P12"><text:a xlink:type="simple" xlink:href="https://sites.google.com/site/todoxmldtd/referencia/referencia-de-xml/07-xml-bien-formados#:~:text=Un%20documento%20XML%20bien%20formado,formado%20con%20un%20documento%20válido" text:style-name="Internet_20_link" text:visited-style-name="Visited_20_Internet_20_Link">TODOXML, Documentos XML bien formados [acceso septiembre 2020]</text:a></text:p>
      <text:p text:style-name="P12"><text:a xlink:type="simple" xlink:href="https://www.dsi.uclm.es/personal/MiguelFGraciani/mikicurri/Docencia/LenguajesInternet0910/web_LI/Teoria/XML/Programación%20en%20castellano_%20Apuntes%20de%20XML.%20Escribir%20XML.htm" text:style-name="Internet_20_link" text:visited-style-name="Visited_20_Internet_20_Link">ARRANZ,D., Apuntes de HTML. [acceso septiembre 2020]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cm" fo:margin-right="1cm" fo:margin-top="0.423cm" fo:margin-bottom="0.212cm" loext:contextual-spacing="false" fo:text-indent="-1cm" style:auto-text-indent="false" style:page-number="auto">
        <style:tab-stops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2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9553b"/>
    </style:style>
    <style:style style:name="MP2" style:family="paragraph" style:parent-style-name="Standard">
      <style:text-properties style:font-name="sans-serif" fo:font-size="12pt" officeooo:rsid="0029a90d" officeooo:paragraph-rsid="0029a90d" style:font-size-asian="12pt" style:font-size-complex="12pt"/>
    </style:style>
    <style:style style:name="MP3" style:family="paragraph" style:parent-style-name="Standard">
      <style:text-properties officeooo:paragraph-rsid="002a2f0f"/>
    </style:style>
    <style:style style:name="MP4" style:family="paragraph" style:parent-style-name="Standard">
      <style:text-properties style:font-name="sans-serif" fo:font-size="12pt" officeooo:rsid="001f55cc" officeooo:paragraph-rsid="000a30f2" style:font-size-asian="12pt" style:font-size-complex="12pt"/>
    </style:style>
    <style:style style:name="MT1" style:family="text">
      <style:text-properties style:font-name="sans-serif" fo:font-size="12pt" officeooo:rsid="002a1b81" style:font-size-asian="12pt" style:font-size-complex="12pt"/>
    </style:style>
    <style:style style:name="MT2" style:family="text">
      <style:text-properties style:font-name="sans-serif" fo:font-size="12pt" officeooo:rsid="004fd7c6" style:font-size-asian="12pt" style:font-size-complex="12pt"/>
    </style:style>
    <style:style style:name="MT3" style:family="text">
      <style:text-properties style:font-name="sans-serif" fo:font-size="12pt" officeooo:rsid="00118826" style:font-size-asian="12pt" style:font-size-complex="12pt"/>
    </style:style>
    <style:style style:name="MT4" style:family="text">
      <style:text-properties style:font-name="sans-serif" fo:font-size="12pt" officeooo:rsid="0029553b" style:font-size-asian="12pt" style:font-size-complex="12pt"/>
    </style:style>
    <style:style style:name="MT5" style:family="text">
      <style:text-properties style:font-name="sans-serif" fo:font-size="12pt" officeooo:rsid="001f55cc" style:font-size-asian="12pt" style:font-size-complex="12pt"/>
    </style:style>
    <style:style style:name="MT6" style:family="text">
      <style:text-properties style:font-name="sans-serif" fo:font-size="12pt" officeooo:rsid="002a2f0f" style:font-size-asian="12pt" style:font-size-complex="12pt"/>
    </style:style>
    <style:style style:name="MT7" style:family="text">
      <style:text-properties style:font-name="sans-serif" fo:font-size="12pt" officeooo:rsid="00504479" style:font-size-asian="12pt" style:font-size-complex="12pt"/>
    </style:style>
    <style:style style:name="MT8" style:family="text">
      <style:text-properties style:font-name="sans-serif"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signatura: </text:span><text:span text:style-name="MT2">LMSGI</text:span><text:span text:style-name="MT1"> <text:s text:c="62"/></text:span><text:span text:style-name="MT3"><text:s text:c="19"/></text:span><text:span text:style-name="MT4">Pág</text:span><text:span text:style-name="MT5">.</text:span><text:span text:style-name="MT5"><text:page-number text:select-page="current">5</text:page-number></text:span><text:span text:style-name="MT5">/</text:span><text:span text:style-name="MT5"><text:page-count>5</text:page-count></text:span><text:span text:style-name="MT3"> <text:s text:c="50"/></text:span></text:p>
        <text:p text:style-name="MP2"/>
        <text:p text:style-name="MP3"><text:span text:style-name="MT1">Resumen U</text:span><text:span text:style-name="MT6">01</text:span><text:span text:style-name="MT1"> </text:span><text:span text:style-name="MT6">Introducción a </text:span><text:span text:style-name="MT7">los</text:span><text:span text:style-name="MT6"> </text:span><text:span text:style-name="MT7">LM</text:span><text:span text:style-name="MT8"> <text:s text:c="32"/></text:span></text:p>
        <text:p text:style-name="MP4"><text:tab/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4T23:53:03.318902689</meta:creation-date>
    <dc:date>2022-10-03T06:40:27.154193011</dc:date>
    <meta:editing-duration>P1DT13H32M18S</meta:editing-duration>
    <meta:editing-cycles>19</meta:editing-cycles>
    <meta:generator>LibreOffice/6.4.7.2$Linux_X86_64 LibreOffice_project/40$Build-2</meta:generator>
    <dc:title>ISO</dc:title>
    <meta:document-statistic meta:table-count="1" meta:image-count="0" meta:object-count="0" meta:page-count="5" meta:paragraph-count="100" meta:word-count="855" meta:character-count="5406" meta:non-whitespace-character-count="4530"/>
  </office:meta>
</office:document-meta>
</file>